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21300000056B248AFCA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6000000CD7C572714.png" manifest:media-type="image/png"/>
  <manifest:file-entry manifest:full-path="Pictures/1000000000000220000000AF3FB1DAE6.png" manifest:media-type="image/png"/>
  <manifest:file-entry manifest:full-path="Pictures/10000000000001B00000005E12FA8DD4.png" manifest:media-type="image/png"/>
  <manifest:file-entry manifest:full-path="Pictures/100000000000025F0000006144C18811.png" manifest:media-type="image/png"/>
  <manifest:file-entry manifest:full-path="Pictures/10000000000001C00000001579792C63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000000001DD00000017D1F27229.png" manifest:media-type="image/png"/>
  <manifest:file-entry manifest:full-path="Pictures/10000201000002080000005955A08B61.png" manifest:media-type="image/png"/>
  <manifest:file-entry manifest:full-path="Pictures/10000000000000A0000000BEE0EF4E74.jpg" manifest:media-type="image/jpeg"/>
  <manifest:file-entry manifest:full-path="Pictures/10000000000001C30000006C941B3822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35C0000006AE53ADE9A.png" manifest:media-type="image/png"/>
  <manifest:file-entry manifest:full-path="Pictures/10000000000001C50000008D97B58408.png" manifest:media-type="image/png"/>
  <manifest:file-entry manifest:full-path="Pictures/10000016000001F4000000D16552DCA9.gif" manifest:media-type="image/gif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21E0000001714D3C7C9.png" manifest:media-type="image/png"/>
  <manifest:file-entry manifest:full-path="Pictures/1000000000000131000000799782F93A.png" manifest:media-type="image/png"/>
  <manifest:file-entry manifest:full-path="Pictures/1000000000000105000000445ABF1724.png" manifest:media-type="image/png"/>
  <manifest:file-entry manifest:full-path="Pictures/10000000000000EA000000303CB68E35.png" manifest:media-type="image/png"/>
  <manifest:file-entry manifest:full-path="Pictures/10000000000000B00000003215D875AE.png" manifest:media-type="image/png"/>
  <manifest:file-entry manifest:full-path="Pictures/10000000000000B100000013877F2FC0.png" manifest:media-type="image/png"/>
  <manifest:file-entry manifest:full-path="Pictures/1000000000000140000000588397E449.png" manifest:media-type="image/png"/>
  <manifest:file-entry manifest:full-path="Pictures/10000000000001C2000000BE93D400D0.png" manifest:media-type="image/png"/>
  <manifest:file-entry manifest:full-path="Pictures/10000201000000520000003083DA3B72.png" manifest:media-type="image/png"/>
  <manifest:file-entry manifest:full-path="Pictures/10000000000001AF0000005A6BCA580F.png" manifest:media-type="image/png"/>
  <manifest:file-entry manifest:full-path="Pictures/100002E200000887000004FF98900CBD.svg" manifest:media-type="image/svg+xml"/>
  <manifest:file-entry manifest:full-path="Pictures/100000000000013B0000005512DF2210.png" manifest:media-type="image/png"/>
  <manifest:file-entry manifest:full-path="Pictures/10000000000001BB00000036C861A122.png" manifest:media-type="image/png"/>
  <manifest:file-entry manifest:full-path="Pictures/10000000000000840000003259C4B9BC.png" manifest:media-type="image/png"/>
  <manifest:file-entry manifest:full-path="Pictures/1000020100000118000000DF42C3689F.png" manifest:media-type="image/png"/>
  <manifest:file-entry manifest:full-path="Pictures/10000000000002180000009EAD7CBD4F.png" manifest:media-type="image/png"/>
  <manifest:file-entry manifest:full-path="Pictures/100000000000008200000035052CC659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top="0cm" fo:margin-bottom="0.499cm"/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P13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ccff"/>
    </style:style>
    <style:style style:name="T18" style:family="text">
      <style:text-properties fo:color="#9900ff"/>
    </style:style>
    <style:style style:name="T19" style:family="text">
      <style:text-properties fo:color="#00cc00"/>
    </style:style>
    <style:style style:name="T20" style:family="text">
      <style:text-properties fo:color="#990000"/>
    </style:style>
    <style:style style:name="T21" style:family="text">
      <style:text-properties fo:color="#ffff00"/>
    </style:style>
    <style:style style:name="T22" style:family="text">
      <style:text-properties fo:color="#ffffff"/>
    </style:style>
    <style:style style:name="T23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4" style:family="text">
      <style:text-properties fo:color="#ff6600" fo:font-size="26pt" style:font-size-asian="26pt" style:font-size-complex="26pt"/>
    </style:style>
    <style:style style:name="T25" style:family="text">
      <style:text-properties fo:color="#000000" fo:font-size="26pt" style:font-size-asian="26pt" style:font-size-complex="26pt"/>
    </style:style>
    <style:style style:name="T26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2">passwd: modify your password</text:span></text:p>
              </text:list-item>
              <text:list-item>
                <text:p><text:span text:style-name="T12">history: consult the history of your commands</text:span></text:p>
              </text:list-item>
              <text:list-item>
                <text:p><text:span text:style-name="T12">jobs: list of your pending processus</text:span></text:p>
              </text:list-item>
              <text:list-item>
                <text:p><text:span text:style-name="T12">cat: concatenate files to the standart output</text:span></text:p>
              </text:list-item>
              <text:list-item>
                <text:p><text:span text:style-name="T12">more / less : Display to the standart output a file page by page</text:span></text:p>
              </text:list-item>
              <text:list-item>
                <text:p><text:span text:style-name="T12">tail / head : Display the first n lines or the last n lines of a file</text:span></text:p>
              </text:list-item>
              <text:list-item>
                <text:p><text:span text:style-name="T12">touch : change the modification date of a file</text:span></text:p>
              </text:list-item>
              <text:list-item>
                <text:p><text:span text:style-name="T12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3">echo : display a line of text</text:span></text:p>
              </text:list-item>
              <text:list-item>
                <text:p><text:span text:style-name="T13">sort : sort lines of a text file</text:span></text:p>
              </text:list-item>
              <text:list-item>
                <text:p><text:span text:style-name="T13">wc : word count</text:span></text:p>
              </text:list-item>
              <text:list-item>
                <text:p><text:span text:style-name="T13">which : show the full path of a command</text:span></text:p>
              </text:list-item>
              <text:list-item>
                <text:p><text:span text:style-name="T13">pushd / popd : use the directory stack</text:span></text:p>
              </text:list-item>
              <text:list-item>
                <text:p><text:span text:style-name="T13">dirs : see what directory is in the stack directory</text:span></text:p>
              </text:list-item>
              <text:list-item>
                <text:p><text:span text:style-name="T13">cmp / diff : compare files for differences</text:span></text:p>
              </text:list-item>
              <text:list-item>
                <text:p><text:span text:style-name="T13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6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7">1;36m</text:span>(<text:span text:style-name="T18">\t</text:span>) @<text:span text:style-name="T19">\H</text:span> [<text:span text:style-name="T20">\W</text:span>] {<text:span text:style-name="T21">\j</text:span>} <text:span text:style-name="T22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7">1;36 </text:span><text:span text:style-name="T14">=&gt; bold, cyan color</text:span></text:p>
              </text:list-item>
              <text:list-item>
                <text:p><text:span text:style-name="T18">\t</text:span><text:span text:style-name="T14"> =&gt; the current time in 24-hour HH:MM:SS format</text:span></text:p>
              </text:list-item>
              <text:list-item>
                <text:p><text:span text:style-name="T19">\H</text:span><text:span text:style-name="T14"> =&gt; the hostname</text:span></text:p>
              </text:list-item>
              <text:list-item>
                <text:p><text:span text:style-name="T20">\W</text:span><text:span text:style-name="T14"> =&gt; the basename of the current working directory, with $HOME abbreviated with a tilde</text:span></text:p>
              </text:list-item>
              <text:list-item>
                <text:p><text:span text:style-name="T21">\j</text:span><text:span text:style-name="T14"> =&gt; the number of jobs currently managed by the shell</text:span></text:p>
              </text:list-item>
              <text:list-item>
                <text:p><text:span text:style-name="T22">\$</text:span><text:span text:style-name="T14"> =&gt; if the effective UID is 0 (root), a #, otherwise a $</text:span></text:p>
              </text:list-item>
              <text:list-item>
                <text:p><text:span text:style-name="T14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bc, bbc <text:span text:style-name="T7">(pun intended)</text:span></text:p>
              </text:list-item>
              <text:list-item>
                <text:p>There's 3 types of regexes: simple, extended and file globing <text:span text:style-name="T7">(ok, there's probably more than 3, but these are the most used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 of a character or a sequence</text:p>
              </text:list-item>
              <text:list-item>
                <text:p>^ =&gt; the beginning of the string</text:p>
              </text:list-item>
              <text:list-item>
                <text:p>$ =&gt; the end of the string</text:p>
              </text:list-item>
              <text:list-item>
                <text:p>[...] =&gt; every character that is in ... <text:span text:style-name="T7">(ex: [0-9], [a-z])</text:span></text:p>
              </text:list-item>
              <text:list-item>
                <text:p>[^...] =&gt; every character that isn't in ... <text:span text:style-name="T7">(ex: [^0-9])</text:span></text:p>
              </text:list-item>
              <text:list-item>
                <text:p>\(...\) =&gt; used to capture a sequence. The sequence can be referenced with \1, \2, etc.. (backreferences)</text:p>
              </text:list-item>
              <text:list-item>
                <text:p><text:span text:style-name="T5">\{n\} =&gt; n times the character or the sequence</text:span></text:p>
              </text:list-item>
              <text:list-item>
                <text:p><text:span text:style-name="T5">\{n,\} =&gt; at leat n times the character or the sequence</text:span></text:p>
              </text:list-item>
              <text:list-item>
                <text:p><text:span text:style-name="T5">\{n,m\} =&gt; n to m times the character or the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\ =&gt; escape character: delete the meaning of a special character</text:span></text:p>
              </text:list-item>
              <text:list-item>
                <text:p text:style-name="P11"><text:span text:style-name="T23">. =&gt; any character</text:span></text:p>
              </text:list-item>
              <text:list-item>
                <text:p text:style-name="P11"><text:span text:style-name="T23">* =&gt; 0, 1 or many repetition of a character or a sequence</text:span></text:p>
              </text:list-item>
              <text:list-item>
                <text:p text:style-name="P11"><text:span text:style-name="T23">+ =&gt; 1 or more repetition of a character or a sequence</text:span></text:p>
              </text:list-item>
              <text:list-item>
                <text:p text:style-name="P11"><text:span text:style-name="T23">? =&gt; 0 or 1 repetition of a character or a sequence</text:span></text:p>
              </text:list-item>
              <text:list-item>
                <text:p text:style-name="P11"><text:span text:style-name="T23">^ =&gt; the beginning of the string</text:span></text:p>
              </text:list-item>
              <text:list-item>
                <text:p text:style-name="P11"><text:span text:style-name="T23">$ =&gt; the end of the string</text:span></text:p>
              </text:list-item>
              <text:list-item>
                <text:p text:style-name="P11"><text:span text:style-name="T23">[...] =&gt; every character that is in ... (ex: [0-9], [a-z])</text:span></text:p>
              </text:list-item>
              <text:list-item>
                <text:p text:style-name="P11"><text:span text:style-name="T23">[^...] =&gt; every character that isn't in ... (ex: [^0-9])</text:span></text:p>
              </text:list-item>
              <text:list-item>
                <text:p text:style-name="P11"><text:span text:style-name="T23">s1|s2 =&gt; <text:s/>either one character (or sequence) or the other</text:span></text:p>
              </text:list-item>
              <text:list-item>
                <text:p text:style-name="P11"><text:span text:style-name="T23">(...) =&gt; change the priority</text:span></text:p>
              </text:list-item>
              <text:list-item>
                <text:p text:style-name="P11"><text:span text:style-name="T23">{n} =&gt; n times the character or sequence</text:span></text:p>
              </text:list-item>
              <text:list-item>
                <text:p text:style-name="P11"><text:span text:style-name="T23">{n,} =&gt; at least n times the character or sequence</text:span></text:p>
              </text:list-item>
              <text:list-item>
                <text:p text:style-name="P11"><text:span text:style-name="T23">{n,m} =&gt; n to m times the character or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ep <text:span text:style-name="T16">(</text:span><text:span text:style-name="T24">g</text:span><text:span text:style-name="T16">lobal </text:span><text:span text:style-name="T24">r</text:span><text:span text:style-name="T16">egular </text:span><text:span text:style-name="T24">e</text:span><text:span text:style-name="T16">xpression </text:span><text:span text:style-name="T24">p</text:span><text:span text:style-name="T25">rint</text:span><text:span text:style-name="T16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regex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v : print the lines that don't match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01cm" svg:y="0.379cm" presentation:class="title" presentation:user-transformed="true">
          <draw:text-box>
            <text:p>-l(as in L): output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s/pattern/replacement/gI</text:span></text:p>
              </text:list-item>
              <text:list-item>
                <text:p text:style-name="P11"><text:span text:style-name="T23">s <text:s/>is for “substitute”</text:span></text:p>
              </text:list-item>
              <text:list-item>
                <text:p text:style-name="P11"><text:span text:style-name="T23">Pattern is a simple regex</text:span></text:p>
              </text:list-item>
              <text:list-item>
                <text:p text:style-name="P11"><text:span text:style-name="T23">Replacement is the string by which the matched string will be replaced</text:span></text:p>
              </text:list-item>
              <text:list-item>
                <text:p text:style-name="P11"><text:span text:style-name="T23">g is for “global” </text:span><text:span text:style-name="T26">(it is optional)</text:span></text:p>
              </text:list-item>
              <text:list-item>
                <text:p text:style-name="P11"><text:span text:style-name="T23">I (as in i) is for “case insensitive” </text:span><text:span text:style-name="T26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/pattern/pI</text:span></text:p>
              </text:list-item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p is for “print”</text:span></text:p>
              </text:list-item>
              <text:list-item>
                <text:p text:style-name="P11"><text:span text:style-name="T23">I (as in i) is for “case insensitive” (it is optional)</text:span></text:p>
              </text:list-item>
              <text:list-item>
                <text:p text:style-name="P11"><text:span text:style-name="T23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 <text:span text:style-name="T2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d is for “delete”</text:span></text:p>
              </text:list-item>
              <text:list-item>
                <text:p text:style-name="P11"><text:span text:style-name="T23">This script will write to stdout every line that doesn't match the pattern</text:span></text:p>
              </text:list-item>
              <text:list-item>
                <text:p text:style-name="P11"><text:span text:style-name="T23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Does the modifications in the specified files and doesn't print to stdout </text:span><text:span text:style-name="T26">(equivalent of: sed 'script' file &gt; file)</text:span></text:p>
              </text:list-item>
              <text:list-item>
                <text:p text:style-name="P11"><text:span text:style-name="T23">Syntax: sed -i[.ext] 'sed script' [files...]</text:span></text:p>
              </text:list-item>
              <text:list-item>
                <text:p text:style-name="P11"><text:span text:style-name="T23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r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wk <text:span text:style-name="T16">(</text:span><text:span text:style-name="T24">A</text:span><text:span text:style-name="T16">ho </text:span><text:span text:style-name="T24">W</text:span><text:span text:style-name="T16">einberger </text:span><text:span text:style-name="T24">K</text:span><text:span text:style-name="T16">ernighan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e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 uses extended regex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rist field, $2 for the second, and so on.</text:p>
              </text:list-item>
              <text:list-item>
                <text:p>There is special variables: </text:p>
              </text:list-item>
              <text:list-item>
                <text:p><text:span text:style-name="T12">$0 : is the full line</text:span></text:p>
              </text:list-item>
              <text:list-item>
                <text:p><text:span text:style-name="T12">NR : is the record number</text:span></text:p>
              </text:list-item>
              <text:list-item>
                <text:p><text:span text:style-name="T12">NF : is the number of field in the record</text:span></text:p>
              </text:list-item>
              <text:list-item>
                <text:p><text:span text:style-name="T12">FS : is the delimi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actions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is an extended regex. Only lines that match the regex will be processed. If you wanna print a range of line you can use /pattern1/,/pattern2/ </text:span><text:span text:style-name="T7">(every line from the first line that matches pattern1 to the first line that matches pattern2 will be printed)</text:span></text:p>
              </text:list-item>
              <text:list-item>
                <text:p><text:span text:style-name="T4">{actions statements} is the core of the script. It can be really complex but we'll only see few actions and control structures. </text:span><text:span text:style-name="T7">(printf and if/else if/else). </text:span><text:span text:style-name="T4">If there's more than one action or statement, “;” are need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Printf: a C-style formatter and printer </text:span><text:span text:style-name="T26">(man printf)</text:span></text:p>
              </text:list-item>
              <text:list-item>
                <text:p text:style-name="P11"><text:span text:style-name="T23">If / else if / else control structures</text:span></text:p>
                <text:p text:style-name="P11"><text:span text:style-name="T23">if ($1 == “blue”) printf “%s\n”, “sky”</text:span></text:p>
                <text:p text:style-name="P11"><text:span text:style-name="T23">else if ($1 == “green”) printf “%s\n”, “grass”</text:span></text:p>
                <text:p text:style-name="P11"><text:span text:style-name="T23">else printf “%s\n”, “undefined”</text:span></text:p>
              </text:list-item>
              <text:list-item>
                <text:p text:style-name="P11"><text:span text:style-name="T23">Other control structures exists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2cm" svg:height="8.6cm" svg:x="2.4cm" svg:y="4.6cm">
          <draw:image xlink:href="Pictures/1000000000000220000000AF3FB1DA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2">It uses the output of a command as arguments for another command</text:p>
              </text:list-item>
              <text:list-item>
                <text:p text:style-name="P12">Syntax: command1 | xargs [options] command2</text:p>
              </text:list-item>
              <text:list-item>
                <text:p text:style-name="P12">If you need the string of the output in you second command, use the -i[string] option. <text:span text:style-name="T7">(exemple will follow)</text:span></text:p>
              </text:list-item>
              <text:list-item>
                <text:p text:style-name="P12">The string will available as [string] or as {} if none is specifi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naming every file ending with the .old exten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>Ok, this is a trivial exemple since “rm *.old” could have done it. This is just to understand how xargs works...</text:p>
              </text:list-item>
            </text:list>
          </draw:text-box>
        </draw:frame>
        <draw:frame draw:style-name="gr4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2" draw:text-style-name="P13" draw:layer="layout" svg:width="25.199cm" svg:height="12.179cm" svg:x="1.4cm" svg:y="4.914cm" presentation:class="subtitle">
          <draw:text-box>
            <text:p text:style-name="P13">man xarg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2-27T17:44:31.487255954</dc:date>
    <meta:editing-duration>PT7H21M</meta:editing-duration>
    <meta:editing-cycles>68</meta:editing-cycles>
    <meta:generator>LibreOffice/4.2.8.2$Linux_X86_64 LibreOffice_project/420m0$Build-2</meta:generator>
    <meta:document-statistic meta:object-count="360"/>
  </office:meta>
</office:document-meta>
</file>